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background-color="#00FF00"/>
    </style:style>
    <style:style style:name="P2" style:parent-style-name="Standard" style:family="paragraph">
      <style:text-properties fo:background-color="#00FF00"/>
    </style:style>
    <style:style style:name="P3" style:parent-style-name="Standard" style:family="paragraph">
      <style:text-properties fo:background-color="#00FF00"/>
    </style:style>
    <style:style style:name="P4" style:parent-style-name="Standard" style:family="paragraph">
      <style:text-properties fo:background-color="#00FF00"/>
    </style:style>
    <style:style style:name="P5" style:parent-style-name="Standard" style:family="paragraph">
      <style:text-properties fo:background-color="#00FF00"/>
    </style:style>
    <style:style style:name="P6" style:parent-style-name="Standard" style:family="paragraph">
      <style:text-properties fo:background-color="#00FF00"/>
    </style:style>
    <style:style style:name="P7" style:parent-style-name="Standard" style:family="paragraph">
      <style:text-properties fo:background-color="#00FF00"/>
    </style:style>
    <style:style style:name="T8" style:parent-style-name="DefaultParagraphFont" style:family="text">
      <style:text-properties fo:background-color="#00FF00"/>
    </style:style>
    <style:style style:name="T9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background-color="#00FF00"/>
    </style:style>
    <style:style style:name="P11" style:parent-style-name="Standard" style:family="paragraph">
      <style:text-properties fo:background-color="#00FF00"/>
    </style:style>
    <style:style style:name="P12" style:parent-style-name="Standard" style:family="paragraph">
      <style:text-properties fo:background-color="#00FF00"/>
    </style:style>
    <style:style style:name="P13" style:parent-style-name="Standard" style:family="paragraph">
      <style:text-properties fo:background-color="#00FF00"/>
    </style:style>
    <style:style style:name="P14" style:parent-style-name="Standard" style:family="paragraph">
      <style:text-properties fo:background-color="#00FF00"/>
    </style:style>
    <style:style style:name="P15" style:parent-style-name="Standard" style:family="paragraph">
      <style:text-properties fo:background-color="#00FF00"/>
    </style:style>
    <style:style style:name="P16" style:parent-style-name="Standard" style:family="paragraph">
      <style:text-properties fo:background-color="#00FF00"/>
    </style:style>
    <style:style style:name="P17" style:parent-style-name="Standard" style:family="paragraph">
      <style:text-properties fo:background-color="#00FF00"/>
    </style:style>
    <style:style style:name="P18" style:parent-style-name="Standard" style:family="paragraph">
      <style:text-properties fo:background-color="#00FF00"/>
    </style:style>
    <style:style style:name="P19" style:parent-style-name="Standard" style:family="paragraph">
      <style:text-properties fo:background-color="#00FF00"/>
    </style:style>
    <style:style style:name="T20" style:parent-style-name="DefaultParagraphFont" style:family="text">
      <style:text-properties fo:background-color="#00FF00"/>
    </style:style>
    <style:style style:name="P21" style:parent-style-name="Standard" style:family="paragraph">
      <style:text-properties fo:background-color="#00FF00"/>
    </style:style>
    <style:style style:name="T22" style:parent-style-name="DefaultParagraphFont" style:family="text">
      <style:text-properties fo:background-color="#00FF00"/>
    </style:style>
    <style:style style:name="T23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background-color="#00FF00"/>
    </style:style>
    <style:style style:name="T26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background-color="#00FF00"/>
    </style:style>
    <style:style style:name="T28" style:parent-style-name="DefaultParagraphFont" style:family="text">
      <style:text-properties fo:background-color="#00FF00"/>
    </style:style>
    <style:style style:name="T29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background-color="#00FF00"/>
    </style:style>
    <style:style style:name="T31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background-color="#00FF00"/>
    </style:style>
    <style:style style:name="P33" style:parent-style-name="Standard" style:family="paragraph">
      <style:text-properties fo:background-color="#00FF00"/>
    </style:style>
    <style:style style:name="P34" style:parent-style-name="Standard" style:family="paragraph">
      <style:text-properties fo:background-color="#00FF00"/>
    </style:style>
    <style:style style:name="P35" style:parent-style-name="Standard" style:family="paragraph">
      <style:text-properties fo:background-color="#00FF00"/>
    </style:style>
    <style:style style:name="T36" style:parent-style-name="DefaultParagraphFont" style:family="text">
      <style:text-properties fo:background-color="#00FF00"/>
    </style:style>
    <style:style style:name="T37" style:parent-style-name="DefaultParagraphFont" style:family="text">
      <style:text-properties fo:background-color="#00FF00"/>
    </style:style>
    <style:style style:name="T38" style:parent-style-name="DefaultParagraphFont" style:family="text">
      <style:text-properties fo:background-color="#00FF00"/>
    </style:style>
    <style:style style:name="T39" style:parent-style-name="DefaultParagraphFont" style:family="text">
      <style:text-properties fo:background-color="#00FF00"/>
    </style:style>
    <style:style style:name="T40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background-color="#00FF00"/>
    </style:style>
    <style:style style:name="P42" style:parent-style-name="Standard" style:family="paragraph">
      <style:text-properties fo:background-color="#00FF00"/>
    </style:style>
    <style:style style:name="P43" style:parent-style-name="Standard" style:family="paragraph">
      <style:text-properties fo:background-color="#00FF00"/>
    </style:style>
    <style:style style:name="P44" style:parent-style-name="Standard" style:family="paragraph">
      <style:text-properties fo:background-color="#00FF00"/>
    </style:style>
    <style:style style:name="P45" style:parent-style-name="Standard" style:family="paragraph">
      <style:text-properties fo:background-color="#00FF00"/>
    </style:style>
    <style:style style:name="P46" style:parent-style-name="Standard" style:family="paragraph">
      <style:text-properties fo:background-color="#00FF00"/>
    </style:style>
    <style:style style:name="P47" style:parent-style-name="Standard" style:family="paragraph">
      <style:text-properties fo:background-color="#00FF00"/>
    </style:style>
    <style:style style:name="P48" style:parent-style-name="Standard" style:family="paragraph">
      <style:text-properties fo:background-color="#00FF00"/>
    </style:style>
    <style:style style:name="P49" style:parent-style-name="Standard" style:family="paragraph">
      <style:text-properties fo:background-color="#00FF00"/>
    </style:style>
    <style:style style:name="T50" style:parent-style-name="DefaultParagraphFont" style:family="text">
      <style:text-properties fo:background-color="#00FF00"/>
    </style:style>
    <style:style style:name="P51" style:parent-style-name="Standard" style:family="paragraph">
      <style:text-properties fo:background-color="#00FF00"/>
    </style:style>
    <style:style style:name="T52" style:parent-style-name="DefaultParagraphFont" style:family="text">
      <style:text-properties fo:background-color="#00FF00"/>
    </style:style>
    <style:style style:name="P53" style:parent-style-name="Standard" style:family="paragraph">
      <style:text-properties fo:background-color="#00FF00"/>
    </style:style>
    <style:style style:name="T54" style:parent-style-name="Fonteparág.padrão" style:family="text">
      <style:text-properties fo:background-color="#00FF00"/>
    </style:style>
    <style:style style:name="T55" style:parent-style-name="Fonteparág.padrão" style:family="text">
      <style:text-properties fo:background-color="#00FF00"/>
    </style:style>
    <style:style style:name="T56" style:parent-style-name="Fonteparág.padrão" style:family="text">
      <style:text-properties fo:background-color="#00FF00"/>
    </style:style>
    <style:style style:name="T57" style:parent-style-name="Fonteparág.padrão" style:family="text">
      <style:text-properties fo:background-color="#00FF00"/>
    </style:style>
    <style:style style:name="P58" style:parent-style-name="Standard" style:family="paragraph">
      <style:text-properties fo:background-color="#FFFFFF"/>
    </style:style>
    <style:style style:name="P59" style:parent-style-name="Standard" style:family="paragraph">
      <style:text-properties fo:background-color="#FFFFFF"/>
    </style:style>
    <style:style style:name="P60" style:parent-style-name="Standard" style:family="paragraph">
      <style:text-properties fo:background-color="#FFFFFF"/>
    </style:style>
    <style:style style:name="P61" style:parent-style-name="Standard" style:family="paragraph">
      <style:text-properties fo:background-color="#00FF00"/>
    </style:style>
    <style:style style:name="P62" style:parent-style-name="Standard" style:family="paragraph">
      <style:text-properties fo:background-color="#00FF00"/>
    </style:style>
    <style:style style:name="T63" style:parent-style-name="DefaultParagraphFont" style:family="text">
      <style:text-properties fo:background-color="#00FF00"/>
    </style:style>
    <style:style style:name="T64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background-color="#FFFFFF"/>
    </style:style>
    <style:style style:name="P66" style:parent-style-name="Standard" style:family="paragraph">
      <style:text-properties fo:background-color="#00FF00"/>
    </style:style>
    <style:style style:name="T67" style:parent-style-name="DefaultParagraphFont" style:family="text">
      <style:text-properties fo:background-color="#00FF00"/>
    </style:style>
    <style:style style:name="T68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background-color="#00FF00"/>
    </style:style>
    <style:style style:name="P70" style:parent-style-name="Standard" style:family="paragraph">
      <style:text-properties fo:background-color="#00FF00"/>
    </style:style>
    <style:style style:name="P71" style:parent-style-name="Standard" style:family="paragraph">
      <style:text-properties fo:background-color="#00FF00"/>
    </style:style>
    <style:style style:name="P72" style:parent-style-name="Standard" style:family="paragraph">
      <style:text-properties fo:background-color="#00FF00"/>
    </style:style>
    <style:style style:name="P73" style:parent-style-name="Standard" style:family="paragraph">
      <style:text-properties fo:background-color="#00FF00"/>
    </style:style>
    <style:style style:name="P74" style:parent-style-name="Standard" style:family="paragraph">
      <style:text-properties fo:background-color="#00FF00"/>
    </style:style>
    <style:style style:name="P75" style:parent-style-name="Standard" style:family="paragraph">
      <style:text-properties fo:background-color="#00FF00"/>
    </style:style>
    <style:style style:name="T76" style:parent-style-name="DefaultParagraphFont" style:family="text">
      <style:text-properties fo:background-color="#00FF00"/>
    </style:style>
    <style:style style:name="T77" style:parent-style-name="DefaultParagraphFont" style:family="text">
      <style:text-properties fo:background-color="#00FF00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fo:background-color="#00FF00"/>
    </style:style>
    <style:style style:name="T7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essoa</text:p>
      <text:p text:style-name="P2">- Nome</text:p>
      <text:p text:style-name="P3">- Nome Social</text:p>
      <text:p text:style-name="P4">- Data de nascimento</text:p>
      <text:p text:style-name="P5">- sexo</text:p>
      <text:p text:style-name="P6">- cpf</text:p>
      <text:p text:style-name="P7">- Data de cadastro</text:p>
      <text:p text:style-name="Standard"><text:span text:style-name="T8">-<text:s/></text:span><text:span text:style-name="T9">Numero de cadastro</text:span></text:p>
      <text:p text:style-name="P10">- Status (ativo/inativo)</text:p>
      <text:p text:style-name="P11"><text:s text:c="4"/>- Motivo Inativo</text:p>
      <text:p text:style-name="P12"><text:s text:c="4"/>- Motivo outros</text:p>
      <text:p text:style-name="P13">- RG</text:p>
      <text:p text:style-name="P14">- Orgão<text:s/>emissor</text:p>
      <text:p text:style-name="P15">- Email</text:p>
      <text:p text:style-name="P16">- Telefone</text:p>
      <text:p text:style-name="P17">- Endereço</text:p>
      <text:p text:style-name="P18"><text:tab/>-<text:s/>FK_CEP(Código)</text:p>
      <text:p text:style-name="P19"><text:tab/>- Numero</text:p>
      <text:p text:style-name="Standard"><text:span text:style-name="T20"><text:tab/>- Complemento</text:span></text:p>
      <text:p text:style-name="Standard"/>
      <text:p text:style-name="P21">Email</text:p>
      <text:p text:style-name="Standard"><text:span text:style-name="T22">-<text:s/></text:span><text:span text:style-name="T23">Endereço</text:span><text:span text:style-name="T24"><text:s/>de email</text:span></text:p>
      <text:p text:style-name="Standard"><text:span text:style-name="T25">-<text:s/></text:span><text:span text:style-name="T26">FK_Pessoa(Numero de Cadastro)</text:span></text:p>
      <text:p text:style-name="Standard"/>
      <text:p text:style-name="P27">Telefone</text:p>
      <text:p text:style-name="Standard"><text:span text:style-name="T28">-<text:s/></text:span><text:span text:style-name="T29">DDD</text:span></text:p>
      <text:p text:style-name="Standard"><text:span text:style-name="T30">-<text:s/></text:span><text:span text:style-name="T31">Numero</text:span></text:p>
      <text:p text:style-name="P32">- Observação</text:p>
      <text:p text:style-name="P33">- FK_TipoTelefone(ID)</text:p>
      <text:p text:style-name="P34"/>
      <text:p text:style-name="P35">TipoTelefone<text:s/>(Atributo tipo lista de telefone)</text:p>
      <text:p text:style-name="Standard"><text:span text:style-name="T36">-</text:span><text:span text:style-name="T37"><text:s/>Tipo<text:s/></text:span><text:span text:style-name="T38">Ex: residencial, trabalho, vizinho</text:span></text:p>
      <text:p text:style-name="Standard"><text:span text:style-name="T39">-<text:s/></text:span><text:span text:style-name="T40">ID</text:span></text:p>
      <text:p text:style-name="Standard"/>
      <text:p text:style-name="P41">Usuário → Pessoa</text:p>
      <text:p text:style-name="P42">-<text:s/>Número<text:s/>do<text:s/>prontuário</text:p>
      <text:p text:style-name="P43">- CNS</text:p>
      <text:p text:style-name="P44">- Nome da mãe</text:p>
      <text:p text:style-name="P45">-<text:s/>Cor/raça (Branca, negra, amarela, parda, indigena, sem informação)</text:p>
      <text:p text:style-name="P46">- Etnia</text:p>
      <text:p text:style-name="P47">- Escolaridade</text:p>
      <text:p text:style-name="P48">- Profissão do usuário</text:p>
      <text:p text:style-name="P49">- Status Profissão</text:p>
      <text:p text:style-name="Standard"><text:span text:style-name="T50">- Flag Inativo</text:span></text:p>
      <text:p text:style-name="P51">- Motivo inatividade</text:p>
      <text:p text:style-name="Standard"><text:span text:style-name="T52">- Observações inatividade</text:span></text:p>
      <text:p text:style-name="Standard"/>
      <text:p text:style-name="P53">Cuidador → Pessoa</text:p>
      <text:p text:style-name="Standard"><text:span text:style-name="T54">-<text:s/></text:span><text:span text:style-name="T55">FK_</text:span><text:span text:style-name="T56">Vínculo (</text:span><text:span text:style-name="T57">ID)</text:span></text:p>
      <text:p text:style-name="P58"/>
      <text:p text:style-name="P59"/>
      <text:p text:style-name="P60"/>
      <text:soft-page-break/>
      <text:p text:style-name="P61">Vínculo</text:p>
      <text:p text:style-name="P62">- Tipo (pai, mãe, filho, esposa, neto, outro…)</text:p>
      <text:p text:style-name="Standard"><text:span text:style-name="T63">-<text:s/></text:span><text:span text:style-name="T64">ID</text:span></text:p>
      <text:p text:style-name="P65"/>
      <text:p text:style-name="Standard"/>
      <text:p text:style-name="P66">CEP</text:p>
      <text:p text:style-name="Standard"><text:span text:style-name="T67">-<text:s/></text:span><text:span text:style-name="T68">Código</text:span></text:p>
      <text:p text:style-name="P69">-<text:s/>FK_TipoLogradouro(ID)</text:p>
      <text:p text:style-name="P70">- Logradouro</text:p>
      <text:p text:style-name="P71">- Bairro</text:p>
      <text:p text:style-name="P72">- Cidade</text:p>
      <text:p text:style-name="P73">- Estado</text:p>
      <text:p text:style-name="P74"/>
      <text:p text:style-name="P75">TipoLogradoudo</text:p>
      <text:p text:style-name="Standard"><text:span text:style-name="T76">-<text:s/></text:span><text:span text:style-name="T77">ID</text:span></text:p>
      <text:p text:style-name="Standard"><text:span text:style-name="T78">- Designação do Logradouro (rua, avenida, beco, etc...)</text:span></text:p>
      <text:p text:style-name="Standard"/>
      <text:p text:style-name="Standard">09/11/16</text:p>
      <text:p text:style-name="Standard"/>
      <text:p text:style-name="Standard">Acolhimento</text:p>
      <text:p text:style-name="Standard">-<text:s/><text:span text:style-name="T79">FK_Pessoa(NumeroCadastro)</text:span></text:p>
      <text:p text:style-name="Standard">-<text:s/><text:span text:style-name="T80">Data+Hora</text:span></text:p>
      <text:p text:style-name="Standard">-<text:s/>FK_Questionario(ID)</text:p>
      <text:p text:style-name="Standard"/>
      <text:p text:style-name="Standard">01/11/16</text:p>
      <text:p text:style-name="Standard"/>
      <text:p text:style-name="Standard">Linha de Cuidado</text:p>
      <text:p text:style-name="Standard">-<text:s/>ID</text:p>
      <text:p text:style-name="Standard">- Descrição da linha de cuidade</text:p>
      <text:p text:style-name="Standard"/>
      <text:p text:style-name="Standard">Área</text:p>
      <text:p text:style-name="Standard">-<text:s/>ID</text:p>
      <text:p text:style-name="Standard">- Descrição da área</text:p>
      <text:p text:style-name="Standard"/>
      <text:p text:style-name="Standard">Sub-area</text:p>
      <text:p text:style-name="Standard">-<text:s/>ID</text:p>
      <text:p text:style-name="Standard">- Decrição da<text:s/>sub-area</text:p>
      <text:p text:style-name="Standard"/>
      <text:p text:style-name="Standard">Atividade</text:p>
      <text:p text:style-name="Standard">-<text:s/>ID</text:p>
      <text:p text:style-name="Standard">- Nome</text:p>
      <text:p text:style-name="Standard">- Checkbox atividade em grupo</text:p>
      <text:p text:style-name="Standard">- Tipo Linha de Cuidado</text:p>
      <text:p text:style-name="Standard">- Tipo Área</text:p>
      <text:p text:style-name="Standard">- Tipo Sub-area</text:p>
      <text:p text:style-name="Standard">- Tipo de atividade (ensino, pesquisa, extensão e outros)</text:p>
      <text:p text:style-name="Standard">- Tempo máximo de inatividad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elipe Sampaio de Souza</meta:initial-creator>
    <dc:creator>Gabriel Palomino</dc:creator>
    <meta:creation-date>2016-11-01T15:46:00Z</meta:creation-date>
    <dc:date>2016-11-09T13:44:00Z</dc:date>
    <meta:template xlink:href="Normal" xlink:type="simple"/>
    <meta:editing-cycles>3</meta:editing-cycles>
    <meta:editing-duration>PT7500S</meta:editing-duration>
    <meta:document-statistic meta:page-count="2" meta:paragraph-count="2" meta:word-count="219" meta:character-count="1400" meta:row-count="9" meta:non-whitespace-character-count="1183"/>
  </office:meta>
</office:document-meta>
</file>